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c37" officeooo:paragraph-rsid="0000cc37"/>
    </style:style>
    <style:style style:name="T1" style:family="text">
      <style:text-properties officeooo:rsid="0000cc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implementation of the end points and connecting to the databases was fairly easy because i was able to write queries on MongoDB on the terminal <text:span text:style-name="T1">and also because I had created endpoints for the first question.</text:span></text:p>
      <text:p text:style-name="P1">The only issue or struggles were to be able to stole images into the databases and as well as fetching the images.</text:p>
      <text:p text:style-name="P1">But apart from images I was able to implement the crud operation successfull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7:29:27.593819410</meta:creation-date>
    <dc:date>2022-05-11T17:31:36.881889382</dc:date>
    <meta:editing-duration>PT2M10S</meta:editing-duration>
    <meta:editing-cycles>1</meta:editing-cycles>
    <meta:document-statistic meta:table-count="0" meta:image-count="0" meta:object-count="0" meta:page-count="1" meta:paragraph-count="3" meta:word-count="72" meta:character-count="403" meta:non-whitespace-character-count="334"/>
    <meta:generator>LibreOffice/6.4.7.2$Linux_X86_64 LibreOffice_project/40$Build-2</meta:generator>
  </office:meta>
</office:document-meta>
</file>